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Regular" svg:font-family="Raleway-Regular"/>
    <style:font-face style:name="Arial1" svg:font-family="Arial" style:font-family-generic="swiss"/>
    <style:font-face style:name="Liberation Serif" svg:font-family="'Liberation Serif'" style:font-family-generic="roman" style:font-pitch="variable"/>
    <style:font-face style:name="Arial Unicode MS" svg:font-family="'Arial Unicode MS', 'Adobe Fangsong Std R'"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draw:fill-color="#ffffff"/>
      <style:paragraph-properties fo:margin-left="0in" fo:margin-right="0in" fo:margin-top="0in" fo:margin-bottom="0in" loext:contextual-spacing="false" style:line-height-at-least="0.3437in" fo:text-align="start" style:justify-single-word="false" fo:orphans="2" fo:widows="2" fo:text-indent="0in" style:auto-text-indent="false" fo:background-color="transparent" fo:padding="0in" fo:border="none"/>
      <style:text-properties officeooo:paragraph-rsid="00209704"/>
    </style:style>
    <style:style style:name="P2" style:family="paragraph" style:parent-style-name="Text_20_body">
      <loext:graphic-properties draw:fill="none" draw:fill-color="#ffffff"/>
      <style:paragraph-properties fo:margin-left="0in" fo:margin-right="0in" fo:margin-top="0in" fo:margin-bottom="0in" loext:contextual-spacing="false" style:line-height-at-least="0.3437in" fo:text-align="start" style:justify-single-word="false" fo:orphans="2" fo:widows="2" fo:text-indent="0in" style:auto-text-indent="false" fo:background-color="transparent" fo:padding="0in" fo:border="none"/>
      <style:text-properties officeooo:paragraph-rsid="0036db7d"/>
    </style:style>
    <style:style style:name="P3" style:family="paragraph" style:parent-style-name="Text_20_body">
      <loext:graphic-properties draw:fill="none" draw:fill-color="#ffffff"/>
      <style:paragraph-properties fo:margin-left="0in" fo:margin-right="0in" fo:margin-top="0in" fo:margin-bottom="0in" loext:contextual-spacing="false" style:line-height-at-least="0.3437in" fo:text-align="start" style:justify-single-word="false" fo:orphans="2" fo:widows="2" fo:text-indent="0in" style:auto-text-indent="false" fo:background-color="transparent" fo:padding="0in" fo:border="none"/>
      <style:text-properties officeooo:paragraph-rsid="0038c10a"/>
    </style:style>
    <style:style style:name="P4" style:family="paragraph" style:parent-style-name="Text_20_body">
      <loext:graphic-properties draw:fill="none" draw:fill-color="#ffffff"/>
      <style:paragraph-properties fo:margin-left="0in" fo:margin-right="0in" fo:margin-top="0in" fo:margin-bottom="0in" loext:contextual-spacing="false" style:line-height-at-least="0.3437in" fo:text-align="start" style:justify-single-word="false" fo:orphans="2" fo:widows="2" fo:text-indent="0in" style:auto-text-indent="false" fo:background-color="transparent" fo:padding="0in" fo:border="none"/>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paragraph-rsid="0036db7d" style:text-blinking="false" fo:background-color="#fff200" style:font-size-asian="12pt" style:font-style-asian="normal" style:font-weight-asian="normal" style:font-size-complex="12pt" style:font-style-complex="normal" style:font-weight-complex="normal" loext:padding="0in" loext:border="none"/>
    </style:style>
    <style:style style:name="P5" style:family="paragraph" style:parent-style-name="Heading_20_2">
      <style:paragraph-properties fo:margin-left="0in" fo:margin-right="0in" fo:margin-top="0in" fo:margin-bottom="0.2083in" loext:contextual-spacing="false" style:line-height-at-least="0.3437in" fo:text-align="start" style:justify-single-word="false" fo:orphans="2" fo:widows="2" fo:text-indent="0in" style:auto-text-indent="false" fo:padding="0in" fo:border="none"/>
      <style:text-properties officeooo:paragraph-rsid="0038c10a"/>
    </style:style>
    <style:style style:name="P6" style:family="paragraph" style:parent-style-name="Heading_20_2">
      <style:paragraph-properties fo:margin-left="0in" fo:margin-right="0in" fo:margin-top="0in" fo:margin-bottom="0.2083in" loext:contextual-spacing="false" style:line-height-at-least="0.3437in" fo:text-align="start" style:justify-single-word="false" fo:orphans="2" fo:widows="2" fo:text-indent="0in" style:auto-text-indent="false" fo:padding="0in" fo:border="none"/>
      <style:text-properties officeooo:paragraph-rsid="003915da"/>
    </style:style>
    <style:style style:name="P7" style:family="paragraph" style:parent-style-name="Heading_20_2">
      <style:paragraph-properties fo:margin-left="0in" fo:margin-right="0in" fo:margin-top="0in" fo:margin-bottom="0.2083in" loext:contextual-spacing="false" style:line-height-at-least="0.3437in" fo:text-align="start" style:justify-single-word="false" fo:orphans="2" fo:widows="2" fo:text-indent="0in" style:auto-text-indent="false" fo:padding="0in" fo:border="none"/>
      <style:text-properties fo:font-variant="normal" fo:text-transform="none" fo:color="#000000" style:text-line-through-style="none" style:text-line-through-type="none" style:font-name="Open Sans" fo:font-size="12pt" fo:letter-spacing="normal" fo:language="en" fo:country="US" fo:font-style="italic" style:text-underline-style="none" fo:font-weight="bold" officeooo:rsid="003915da" officeooo:paragraph-rsid="003915da" style:text-blinking="false" fo:background-color="transparent" style:font-name-asian="SimSun" style:font-size-asian="12pt" style:font-style-asian="italic" style:font-weight-asian="bold" style:font-name-complex="Arial" style:font-size-complex="12pt" style:font-style-complex="italic" style:font-weight-complex="bold" loext:padding="0in" loext:border="none"/>
    </style:style>
    <style:style style:name="P8" style:family="paragraph" style:parent-style-name="Text_20_body">
      <style:text-properties style:font-name="Open Sans"/>
    </style:style>
    <style:style style:name="P9" style:family="paragraph" style:parent-style-name="Text_20_body">
      <loext:graphic-properties draw:fill="none" draw:fill-color="#ffffff"/>
      <style:paragraph-properties fo:margin-left="0in" fo:margin-right="0in" fo:margin-top="0in" fo:margin-bottom="0in" loext:contextual-spacing="false" style:line-height-at-least="0.3437in" fo:text-align="start" style:justify-single-word="false" fo:orphans="2" fo:widows="2" fo:text-indent="0in" style:auto-text-indent="false" fo:background-color="transparent" fo:padding="0in" fo:border="none"/>
      <style:text-properties officeooo:paragraph-rsid="003e1e58"/>
    </style:style>
    <style:style style:name="P10" style:family="paragraph" style:parent-style-name="Text_20_body">
      <loext:graphic-properties draw:fill="none" draw:fill-color="#ffffff"/>
      <style:paragraph-properties fo:margin-left="0in" fo:margin-right="0in" fo:margin-top="0in" fo:margin-bottom="0in" loext:contextual-spacing="false" style:line-height-at-least="0.3437in" fo:text-align="start" style:justify-single-word="false" fo:orphans="2" fo:widows="2" fo:text-indent="0in" style:auto-text-indent="false" fo:background-color="transparent" fo:padding="0in" fo:border="none"/>
      <style:text-properties style:font-name="Open Sans" officeooo:paragraph-rsid="003e1e58"/>
    </style:style>
    <style:style style:name="T1" style:family="text">
      <style:text-properties fo:font-variant="normal" fo:text-transform="none" fo:color="#000000" style:font-name="Open Sans"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2" style:family="text">
      <style:text-properties fo:font-variant="normal" fo:text-transform="none" fo:color="#000000" style:font-name="Open Sans" fo:font-size="12pt" fo:language="en" fo:country="US" fo:font-style="normal" fo:font-weight="normal" officeooo:rsid="001ecb67" fo:background-color="transparent" loext:char-shading-value="0" style:font-size-asian="12pt" style:font-style-asian="normal" style:font-weight-asian="normal" style:font-size-complex="12pt" style:font-style-complex="normal" style:font-weight-complex="normal" loext:padding="0in" loext:border="none"/>
    </style:style>
    <style:style style:name="T3" style:family="text">
      <style:text-properties fo:font-variant="normal" fo:text-transform="none" fo:color="#000000" style:font-name="Open Sans" fo:font-size="12pt" fo:language="en" fo:country="US" fo:font-style="normal" fo:font-weight="normal" officeooo:rsid="00340f1c" fo:background-color="transparent" loext:char-shading-value="0" style:font-size-asian="12pt" style:font-style-asian="normal" style:font-weight-asian="normal" style:font-size-complex="12pt" style:font-style-complex="normal" style:font-weight-complex="normal" loext:padding="0in" loext:border="none"/>
    </style:style>
    <style:style style:name="T4" style:family="text">
      <style:text-properties fo:font-variant="normal" fo:text-transform="none" fo:color="#000000" style:font-name="Open Sans" fo:font-size="12pt" fo:letter-spacing="normal" fo:font-style="normal" fo:font-weight="normal" officeooo:rsid="000cc359"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6daf7"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6"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e5f32"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7"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564e1"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8"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f0198"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9"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35e9c2"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0"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38c10a"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1"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3ab616"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2"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b47be"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3"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b58a0"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4"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5fe60"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5"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84766"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6"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cc359"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7"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fc68f"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8"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4a18a"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19"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9898f"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0"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6a991"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1"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a1c1f"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2"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aca87"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3"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5df5e"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4"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b634e"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5"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eb40f"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6"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bebab"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7"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8af6d"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8"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09704"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29"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3b08c"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0"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2054a"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1"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f5270"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2"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0ff13"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3"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ecb67"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4"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9df13"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5"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affb2"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6"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c80ec"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7"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325817"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8"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340f1c"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39"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36db7d"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40"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3765e7"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41"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3915da"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42"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5df5e"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44"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fc68f"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45"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5fe60"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46"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16a991"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47"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0eb40f"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48"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9df13"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49"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normal" officeooo:rsid="002affb2"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50"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bold" officeooo:rsid="0038c10a" style:text-blinking="false" fo:background-color="transparent" loext:char-shading-value="0" style:font-name-asian="SimSun" style:font-size-asian="12pt" style:font-style-asian="normal" style:font-weight-asian="bold" style:font-name-complex="Arial" style:font-size-complex="12pt" style:font-style-complex="normal" style:font-weight-complex="bold" loext:padding="0in" loext:border="none"/>
    </style:style>
    <style:style style:name="T51"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bold" officeooo:rsid="0018af6d" style:text-blinking="false" fo:background-color="transparent" loext:char-shading-value="0" style:font-name-asian="SimSun" style:font-size-asian="12pt" style:font-style-asian="normal" style:font-weight-asian="bold" style:font-name-complex="Arial" style:font-size-complex="12pt" style:font-style-complex="normal" style:font-weight-complex="bold" loext:padding="0in" loext:border="none"/>
    </style:style>
    <style:style style:name="T52"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bold" officeooo:rsid="0016a991" style:text-blinking="false" fo:background-color="transparent" loext:char-shading-value="0" style:font-name-asian="SimSun" style:font-size-asian="12pt" style:font-style-asian="normal" style:font-weight-asian="bold" style:font-name-complex="Arial" style:font-size-complex="12pt" style:font-style-complex="normal" style:font-weight-complex="bold" loext:padding="0in" loext:border="none"/>
    </style:style>
    <style:style style:name="T53"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bold" officeooo:rsid="0014a18a" style:text-blinking="false" fo:background-color="transparent" loext:char-shading-value="0" style:font-name-asian="SimSun" style:font-size-asian="12pt" style:font-style-asian="normal" style:font-weight-asian="bold" style:font-name-complex="Arial" style:font-size-complex="12pt" style:font-style-complex="normal" style:font-weight-complex="bold" loext:padding="0in" loext:border="none"/>
    </style:style>
    <style:style style:name="T54" style:family="text">
      <style:text-properties fo:font-variant="normal" fo:text-transform="none" fo:color="#000000" style:text-line-through-style="none" style:text-line-through-type="none" style:font-name="Open Sans" fo:font-size="12pt" fo:letter-spacing="normal" fo:language="en" fo:country="US" fo:font-style="normal" style:text-underline-style="none" fo:font-weight="bold" officeooo:rsid="003b0143" style:text-blinking="false" fo:background-color="transparent" loext:char-shading-value="0" style:font-name-asian="SimSun" style:font-size-asian="12pt" style:font-style-asian="normal" style:font-weight-asian="bold" style:font-name-complex="Arial" style:font-size-complex="12pt" style:font-style-complex="normal" style:font-weight-complex="bold" loext:padding="0in" loext:border="none"/>
    </style:style>
    <style:style style:name="T55" style:family="text">
      <style:text-properties fo:font-variant="normal" fo:text-transform="none" fo:color="#000000" style:text-line-through-style="none" style:text-line-through-type="none" style:font-name="Open Sans" fo:font-size="12pt" fo:letter-spacing="normal" fo:language="en" fo:country="US" fo:font-style="normal" style:text-underline-style="solid" style:text-underline-width="auto" style:text-underline-color="font-color" fo:font-weight="normal" officeooo:rsid="0014a18a" style:text-blinking="false" fo:background-color="transparent" loext:char-shading-value="0" style:font-name-asian="SimSun" style:font-size-asian="12pt" style:font-style-asian="normal" style:font-weight-asian="normal" style:font-name-complex="Arial" style:font-size-complex="12pt" style:font-style-complex="normal" style:font-weight-complex="normal" loext:padding="0in" loext:border="none"/>
    </style:style>
    <style:style style:name="T56" style:family="text">
      <style:text-properties fo:font-variant="normal" fo:text-transform="none" fo:color="#000000" style:text-line-through-style="none" style:text-line-through-type="none" style:font-name="Open Sans" fo:font-size="12pt" fo:letter-spacing="normal" fo:language="en" fo:country="US" fo:font-style="normal" style:text-underline-style="solid" style:text-underline-width="auto" style:text-underline-color="font-color" fo:font-weight="bold" officeooo:rsid="0014a18a" style:text-blinking="false" fo:background-color="transparent" loext:char-shading-value="0" style:font-name-asian="SimSun" style:font-size-asian="12pt" style:font-style-asian="normal" style:font-weight-asian="bold" style:font-name-complex="Arial" style:font-size-complex="12pt" style:font-style-complex="normal" style:font-weight-complex="bold" loext:padding="0in" loext:border="none"/>
    </style:style>
    <style:style style:name="T57" style:family="text">
      <style:text-properties fo:font-variant="normal" fo:text-transform="none" fo:color="#202124" style:font-name="Open Sans" fo:font-size="12pt" fo:letter-spacing="normal" fo:language="en" fo:country="US" fo:font-style="normal" fo:font-weight="normal" officeooo:rsid="001ecb67" fo:background-color="transparent" loext:char-shading-value="0" style:font-size-asian="12pt" style:font-style-asian="normal" style:font-weight-asian="normal" style:font-size-complex="12pt" style:font-style-complex="normal" style:font-weight-complex="normal" loext:padding="0in" loext:border="none"/>
    </style:style>
    <style:style style:name="T58" style:family="text">
      <style:text-properties officeooo:rsid="00127f22"/>
    </style:style>
    <style:style style:name="T59" style:family="text">
      <style:text-properties fo:color="#53585f"/>
    </style:style>
    <style:style style:name="T60" style:family="text">
      <style:text-properties fo:color="#53585f" fo:font-style="normal"/>
    </style:style>
    <style:style style:name="T61" style:family="text">
      <style:text-properties fo:color="#53585f" fo:font-style="normal" fo:font-weight="normal"/>
    </style:style>
    <style:style style:name="T62" style:family="text">
      <style:text-properties fo:color="#53585f" fo:font-style="normal" fo:font-weight="normal" officeooo:rsid="00127f22"/>
    </style:style>
    <style:style style:name="T63" style:family="text">
      <style:text-properties fo:color="#53585f" fo:font-style="normal" fo:font-weight="normal" officeooo:rsid="0014087e"/>
    </style:style>
    <style:style style:name="T64" style:family="text">
      <style:text-properties fo:color="#53585f" fo:font-style="normal" fo:font-weight="normal" officeooo:rsid="00154cb5"/>
    </style:style>
    <style:style style:name="T65" style:family="text">
      <style:text-properties fo:color="#53585f" fo:font-style="normal" officeooo:rsid="00127f22"/>
    </style:style>
    <style:style style:name="T66" style:family="text">
      <style:text-properties fo:color="#53585f" fo:font-style="normal" officeooo:rsid="0014087e"/>
    </style:style>
    <style:style style:name="T67" style:family="text">
      <style:text-properties fo:color="#53585f" fo:font-style="normal" officeooo:rsid="00154cb5"/>
    </style:style>
    <style:style style:name="T68" style:family="text">
      <style:text-properties fo:color="#53585f" officeooo:rsid="00127f22"/>
    </style:style>
    <style:style style:name="T69" style:family="text">
      <style:text-properties fo:color="#53585f" officeooo:rsid="0014087e"/>
    </style:style>
    <style:style style:name="T70" style:family="text">
      <style:text-properties fo:color="#53585f" officeooo:rsid="00154c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Artist Statement</text:h>
      <text:p text:style-name="P8">The work is about capturing the eternal quality of essence To give form to the formless. The goal is to inspire people to become mindful of, and strengthen, their connection with the Universal Mind. <text:s/>To those who see the work and feel compelled to decipher the narratives are encouraged to find their own meaning and relevance and feel free to share insights. The hope is these portals can serve as a gateway symbols to help viewers on a quest to resonate in higher frequencies. And to see if their perception of the work changes as the grow.</text:p>
      <text:p text:style-name="P9"><text:span text:style-name="Citation"><text:span text:style-name="T10">Evert A. Robles </text:span></text:span></text:p>
      <text:p text:style-name="P10"><text:span text:style-name="Citation"><text:span text:style-name="T10">2012</text:span></text:span></text:p>
      <text:p text:style-name="P10"><text:span text:style-name="Citation"><text:span text:style-name="T10"/></text:span></text:p>
      <text:h text:style-name="P6" text:outline-level="2"><text:soft-page-break/><text:span text:style-name="T50">Portals of the </text:span><text:span text:style-name="T52">Universal Mind</text:span></text:h>
      <text:h text:style-name="P5" text:outline-level="2"><text:span text:style-name="T12">We are all </text:span><text:span text:style-name="T13">simultaneously </text:span><text:span text:style-name="T12">connected, </text:span><text:span text:style-name="T14">not only </text:span><text:span text:style-name="T12">to each other </text:span><text:span text:style-name="T14">but to</text:span><text:span text:style-name="T12"> everything </text:span><text:span text:style-name="T34">around us</text:span><text:span text:style-name="T37"> </text:span><text:span text:style-name="T34">throughout</text:span><text:span text:style-name="T12"> the Universe, </text:span><text:span text:style-name="T14">through the </text:span><text:span text:style-name="T12">Universal Mind </text:span><text:span text:style-name="T22">(</text:span><text:span text:style-name="T14">also refer</text:span><text:span text:style-name="T15">r</text:span><text:span text:style-name="T14">ed to as </text:span><text:span text:style-name="Citation"><text:span text:style-name="T14">U</text:span></text:span><text:span text:style-name="Citation"><text:span text:style-name="T16">niversal subconscious mind, </text:span></text:span><text:span text:style-name="Citation"><text:span text:style-name="T21">U</text:span></text:span><text:span text:style-name="Citation"><text:span text:style-name="T4">niversal consciousness </text:span></text:span><text:span text:style-name="Citation"><text:span text:style-name="T17">or </text:span></text:span><text:span text:style-name="Citation"><text:span text:style-name="T16">God</text:span></text:span><text:span text:style-name="Citation"><text:span text:style-name="T22">)</text:span></text:span><text:span text:style-name="Citation"><text:span text:style-name="T16">. </text:span></text:span><text:span text:style-name="Citation"><text:span text:style-name="T37">It</text:span></text:span><text:span text:style-name="Citation"><text:span text:style-name="T24"> </text:span></text:span><text:span text:style-name="Citation"><text:span text:style-name="T20">e</text:span></text:span><text:span text:style-name="Citation"><text:span text:style-name="T25">ncompass</text:span></text:span><text:span text:style-name="Citation"><text:span text:style-name="T22">es</text:span></text:span><text:span text:style-name="Citation"><text:span text:style-name="T23"> </text:span></text:span><text:span text:style-name="Citation"><text:span text:style-name="T24">all that exists, </text:span></text:span><text:span text:style-name="Citation"><text:span text:style-name="T16">can be </text:span></text:span><text:span text:style-name="Citation"><text:span text:style-name="T24">experienced, perceived or conceptualized: </text:span></text:span><text:span text:style-name="Citation"><text:span text:style-name="T23">T</text:span></text:span><text:span text:style-name="T18">he ultimate potential </text:span><text:span text:style-name="T24">from which anything is</text:span><text:span text:style-name="T18"> possible. The more </text:span><text:span text:style-name="T41">the mind</text:span><text:span text:style-name="T18"> </text:span><text:span text:style-name="T11">perceives </text:span><text:span text:style-name="T18">the </text:span><text:span text:style-name="Citation"><text:span text:style-name="T24">non-conceptual</text:span></text:span><text:span text:style-name="Citation"><text:span text:style-name="T26"> multi-</text:span></text:span><text:span text:style-name="Citation"><text:span text:style-name="T24">dimensional essence </text:span></text:span><text:span text:style-name="Citation"><text:span text:style-name="T23">of the </text:span></text:span><text:span text:style-name="T18">Universal Mind, the more </text:span><text:span text:style-name="T24">connected </text:span><text:span text:style-name="T11">we </text:span><text:span text:style-name="T24">become </text:span><text:span text:style-name="T37">as</text:span><text:span text:style-name="T24"> </text:span><text:span text:style-name="Citation"><text:span text:style-name="T20">o</text:span></text:span><text:span text:style-name="Citation"><text:span text:style-name="T16">ur infinite </text:span></text:span><text:span text:style-name="Citation"><text:span text:style-name="T20">H</text:span></text:span><text:span text:style-name="Citation"><text:span text:style-name="T24">igher </text:span></text:span><text:span text:style-name="Citation"><text:span text:style-name="T20">S</text:span></text:span><text:span text:style-name="Citation"><text:span text:style-name="T24">elf </text:span></text:span><text:span text:style-name="Citation"><text:span text:style-name="T16">guides us </text:span></text:span><text:span text:style-name="Citation"><text:span text:style-name="T24">t</text:span></text:span><text:span text:style-name="Citation"><text:span text:style-name="T26">o</text:span></text:span><text:span text:style-name="Citation"><text:span text:style-name="T24"> become </text:span></text:span><text:span text:style-name="Citation"><text:span text:style-name="T16">its</text:span></text:span><text:span text:style-name="Citation"><text:span text:style-name="T24"> physical manifestation. </text:span></text:span></text:h>
      <text:h text:style-name="P5" text:outline-level="2"><text:span text:style-name="Citation"><text:span text:style-name="T53">N</text:span></text:span><text:a xlink:type="simple" xlink:href="https://en.wiktionary.org/wiki/nonlocal" office:target-frame-name="_blank" xlink:show="new" text:style-name="Internet_20_link" text:visited-style-name="Visited_20_Internet_20_Link"><text:span text:style-name="Citation">on-local</text:span></text:a><text:span text:style-name="Citation"><text:span text:style-name="T56"> </text:span></text:span><text:span text:style-name="Citation"><text:span text:style-name="T53">consciousness </text:span></text:span></text:h>
      <text:h text:style-name="P5" text:outline-level="2"><text:span text:style-name="T21">I</text:span><text:span text:style-name="T18">n spite of the fact that experience </text:span><text:span text:style-name="T21">stems </text:span><text:span text:style-name="T18">from the Universal Mind,</text:span><text:span text:style-name="T23"> </text:span><text:span text:style-name="T34">the</text:span><text:span text:style-name="T42"> </text:span><text:span text:style-name="T49">ego (or </text:span><text:span text:style-name="T44">personal mind</text:span><text:span text:style-name="T48">)</text:span><text:span text:style-name="T42"> </text:span><text:span text:style-name="T45">conceptualizes it</text:span><text:span text:style-name="T42"> </text:span><text:span text:style-name="T45">in </text:span><text:span text:style-name="T46">order </text:span><text:span text:style-name="T42">to define </text:span><text:span text:style-name="T43">it – </text:span><text:span text:style-name="T42">instead of </text:span><text:span text:style-name="T47">directly </text:span><text:span text:style-name="T42">experiencing it. </text:span><text:span text:style-name="T46">In contrast, n</text:span><text:a xlink:type="simple" xlink:href="https://en.wiktionary.org/wiki/nonlocal" office:target-frame-name="_blank" xlink:show="new" text:style-name="Internet_20_link" text:visited-style-name="Visited_20_Internet_20_Link"><text:span text:style-name="T18">on-local</text:span></text:a><text:span text:style-name="T55"> </text:span><text:span text:style-name="T18">consciousness</text:span><text:span text:style-name="T19"> </text:span><text:span text:style-name="T18">or non-conceptual reality</text:span><text:span text:style-name="T20"> </text:span><text:span text:style-name="T18">is </text:span><text:span text:style-name="T13">beyond the ego’s grasp.</text:span></text:h>
      <text:p text:style-name="P3"><text:span text:style-name="Citation"><text:span text:style-name="T54">G</text:span></text:span><text:span text:style-name="Citation"><text:span text:style-name="T51">limpse behind the veil</text:span></text:span></text:p>
      <text:p text:style-name="P3"><text:span text:style-name="Citation"><text:span text:style-name="T27">C</text:span></text:span><text:span text:style-name="Citation"><text:span text:style-name="T24">reative visualization</text:span></text:span><text:span text:style-name="Citation"><text:span text:style-name="T40"> </text:span></text:span><text:span text:style-name="Citation"><text:span text:style-name="T27">rooted in </text:span></text:span><text:span text:style-name="Citation"><text:span text:style-name="T15">Universal Higher consciousness reveals </text:span></text:span><text:span text:style-name="Citation"><text:span text:style-name="T28">imagery </text:span></text:span><text:span text:style-name="Citation"><text:span text:style-name="T57">channeled </text:span></text:span><text:span text:style-name="Citation"><text:span text:style-name="T2">to </text:span></text:span><text:span text:style-name="Citation"><text:span text:style-name="T3">offer</text:span></text:span><text:span text:style-name="Citation"><text:span text:style-name="T1"> a glimpse behind the veil. </text:span></text:span><text:span text:style-name="Citation"><text:span text:style-name="T5">A</text:span></text:span><text:span text:style-name="Citation"><text:span text:style-name="T39">s t</text:span></text:span><text:span text:style-name="Citation"><text:span text:style-name="T9">h</text:span></text:span><text:span text:style-name="Citation"><text:span text:style-name="T5">e multi-dimensional narratives </text:span></text:span><text:span text:style-name="Citation"><text:span text:style-name="T9">of </text:span></text:span><text:span text:style-name="Citation"><text:span text:style-name="T11">the </text:span></text:span><text:span text:style-name="Citation"><text:span text:style-name="T30">visual stor</text:span></text:span><text:span text:style-name="Citation"><text:span text:style-name="T36">ies</text:span></text:span><text:span text:style-name="Citation"><text:span text:style-name="T30"> </text:span></text:span><text:span text:style-name="Citation"><text:span text:style-name="T39">are</text:span></text:span><text:span text:style-name="Citation"><text:span text:style-name="T9"> </text:span></text:span><text:span text:style-name="Citation"><text:span text:style-name="T34">deeply rooted in the Univer</text:span></text:span><text:span text:style-name="Citation"><text:span text:style-name="T36">s</text:span></text:span><text:span text:style-name="Citation"><text:span text:style-name="T34">al Mind, </text:span></text:span><text:span text:style-name="Citation"><text:span text:style-name="T39">they</text:span></text:span><text:span text:style-name="Citation"><text:span text:style-name="T5"> illuminate </text:span></text:span><text:span text:style-name="Citation"><text:span text:style-name="T9">its </text:span></text:span><text:span text:style-name="Citation"><text:span text:style-name="T5">unexposed layers.</text:span></text:span><text:span text:style-name="Citation"><text:span text:style-name="T30"> </text:span></text:span></text:p>
      <text:p text:style-name="P3"><text:span text:style-name="Citation"><text:span text:style-name="T30"/></text:span></text:p>
      <text:p text:style-name="P3"><text:span text:style-name="Citation"><text:span text:style-name="T50">Revealing Essence</text:span></text:span></text:p>
      <text:p text:style-name="P2"><text:span text:style-name="Citation"><text:span text:style-name="T36">The </text:span></text:span><text:span text:style-name="Citation"><text:span text:style-name="T30">quest </text:span></text:span><text:span text:style-name="Citation"><text:span text:style-name="T36">is</text:span></text:span><text:span text:style-name="Citation"><text:span text:style-name="T24"> to </text:span></text:span><text:span text:style-name="Citation"><text:span text:style-name="T30">reveal </text:span></text:span><text:span text:style-name="Citation"><text:span text:style-name="T24">essence </text:span></text:span><text:span text:style-name="Citation"><text:span text:style-name="T36">t</text:span></text:span><text:span text:style-name="Citation"><text:span text:style-name="T35">hrough </text:span></text:span><text:span text:style-name="Citation"><text:span text:style-name="T31">funnel</text:span></text:span><text:span text:style-name="Citation"><text:span text:style-name="T29">ing</text:span></text:span><text:span text:style-name="Citation"><text:span text:style-name="T36"> – </text:span></text:span><text:span text:style-name="Citation"><text:span text:style-name="T35">by</text:span></text:span><text:span text:style-name="Citation"><text:span text:style-name="T32"> </text:span></text:span><text:span text:style-name="Citation"><text:span text:style-name="T30">staying open and connected in a process of</text:span></text:span><text:span text:style-name="Citation"><text:span text:style-name="T31"> </text:span></text:span><text:span text:style-name="Citation"><text:span text:style-name="T24">alternat</text:span></text:span><text:span text:style-name="Citation"><text:span text:style-name="T28">ing</text:span></text:span><text:span text:style-name="Citation"><text:span text:style-name="T32"> </text:span></text:span><text:span text:style-name="Citation"><text:span text:style-name="T28">creati</text:span></text:span><text:span text:style-name="Citation"><text:span text:style-name="T35">ve</text:span></text:span><text:span text:style-name="Citation"><text:span text:style-name="T24"> </text:span></text:span><text:span text:style-name="Citation"><text:span text:style-name="T28">and</text:span></text:span><text:span text:style-name="Citation"><text:span text:style-name="T24"> </text:span></text:span><text:span text:style-name="Citation"><text:span text:style-name="T33">intuitive </text:span></text:span><text:span text:style-name="Citation"><text:span text:style-name="T24">analytical phases. </text:span></text:span><text:span text:style-name="Citation"><text:span text:style-name="T6">As the work is </text:span></text:span><text:span text:style-name="Citation"><text:span text:style-name="T15">intuitively felt </text:span></text:span><text:span text:style-name="Citation"><text:span text:style-name="T38">and </text:span></text:span><text:span text:style-name="Citation"><text:span text:style-name="T27">multi-dimensionally</text:span></text:span><text:span text:style-name="Citation"><text:span text:style-name="T15"> interpretable </text:span></text:span><text:span text:style-name="Citation"><text:span text:style-name="T38">in nature</text:span></text:span><text:span text:style-name="Citation"><text:span text:style-name="T5">, </text:span></text:span><text:span text:style-name="Citation"><text:span text:style-name="T8">sourced</text:span></text:span><text:span text:style-name="Citation"><text:span text:style-name="T7"> insights </text:span></text:span><text:span text:style-name="Citation"><text:span text:style-name="T6">depend on the observer </text:span></text:span><text:span text:style-name="Citation"><text:span text:style-name="T11">and their </text:span></text:span><text:span text:style-name="Citation"><text:span text:style-name="T8">state-of-mind</text:span></text:span><text:span text:style-name="Citation"><text:span text:style-name="T7">. </text:span></text:span></text:p>
      <text:p text:style-name="P2"><text:soft-page-break/><text:span text:style-name="Citation"><text:span text:style-name="T7"/></text:span></text:p>
      <text:p text:style-name="P3"><text:span text:style-name="Citation"><text:span text:style-name="T10">Evert A. Robles </text:span></text:span></text:p>
      <text:p text:style-name="P3"><text:span text:style-name="Citation"><text:span text:style-name="T10">2012</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Regular" svg:font-family="Raleway-Regular"/>
    <style:font-face style:name="Arial1" svg:font-family="Arial" style:font-family-generic="swiss"/>
    <style:font-face style:name="Liberation Serif" svg:font-family="'Liberation Serif'" style:font-family-generic="roman" style:font-pitch="variable"/>
    <style:font-face style:name="Arial Unicode MS" svg:font-family="'Arial Unicode MS', 'Adobe Fangsong Std R'"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eneraltext" style:family="paragraph" style:parent-style-name="Standard">
      <style:paragraph-properties fo:margin-top="0.1945in" fo:margin-bottom="0.1945in" loext:contextual-spacing="false"/>
      <style:text-properties style:font-name="Arial Unicode MS" fo:font-family="'Arial Unicode MS', 'Adobe Fangsong Std R'" style:font-family-generic="swiss" style:font-pitch="variable" style:font-name-asian="Arial Unicode MS" style:font-family-asian="'Arial Unicode MS', 'Adobe Fangsong Std R'" style:font-family-generic-asian="swiss" style:font-pitch-asian="variable" style:font-name-complex="Arial Unicode MS" style:font-family-complex="'Arial Unicode MS', 'Adobe Fangsong Std R'"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loext:graphic-properties draw:fill="none" draw:fill-color="#ffffff"/>
      <style:paragraph-properties fo:margin-left="0in" fo:margin-right="0in" fo:margin-top="0in" fo:margin-bottom="0in" loext:contextual-spacing="false" style:line-height-at-least="0.3437in" fo:text-align="start" style:justify-single-word="false" fo:orphans="2" fo:widows="2" fo:text-indent="0in" style:auto-text-indent="false" fo:background-color="transparent" fo:padding="0in" fo:border="none"/>
      <style:text-properties officeooo:paragraph-rsid="00209704"/>
    </style:style>
    <style:style style:name="MT1" style:family="text">
      <style:text-properties fo:font-variant="normal" fo:text-transform="none" fo:color="#000000" style:font-name="Open Sans"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loext:padding="0in" loext:border="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Citatio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4T14:33:19.556000000</meta:creation-date>
    <dc:date>2021-01-29T03:09:50.846000000</dc:date>
    <meta:editing-duration>PT40M25S</meta:editing-duration>
    <meta:editing-cycles>9</meta:editing-cycles>
    <meta:generator>LibreOffice/5.4.3.2$Windows_X86_64 LibreOffice_project/92a7159f7e4af62137622921e809f8546db437e5</meta:generator>
    <meta:document-statistic meta:table-count="0" meta:image-count="0" meta:object-count="0" meta:page-count="3" meta:paragraph-count="14" meta:word-count="323" meta:character-count="2075" meta:non-whitespace-character-count="1757"/>
  </office:meta>
</office:document-meta>
</file>